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bold" officeooo:paragraph-rsid="0012879c" style:font-size-asian="14pt" style:font-weight-asian="bold" style:font-size-complex="14pt" style:font-weight-complex="bold"/>
    </style:style>
    <style:style style:name="P3" style:family="paragraph" style:parent-style-name="Standard">
      <style:text-properties fo:font-size="14pt" fo:font-weight="bold" officeooo:rsid="0015068b" officeooo:paragraph-rsid="0015068b" style:font-size-asian="14pt" style:font-weight-asian="bold" style:font-size-complex="14pt" style:font-weight-complex="bold"/>
    </style:style>
    <style:style style:name="P4" style:family="paragraph" style:parent-style-name="Standard">
      <style:text-properties fo:font-size="14pt" fo:font-weight="bold" officeooo:rsid="0012879c" officeooo:paragraph-rsid="0012879c" style:font-size-asian="14pt" style:font-weight-asian="bold" style:font-size-complex="14pt" style:font-weight-complex="bold"/>
    </style:style>
    <style:style style:name="P5" style:family="paragraph" style:parent-style-name="Standard">
      <style:text-properties fo:font-size="14pt" fo:font-weight="bold" officeooo:rsid="00123cef" officeooo:paragraph-rsid="0012879c" style:font-size-asian="14pt" style:font-weight-asian="bold" style:font-size-complex="14pt" style:font-weight-complex="bold"/>
    </style:style>
    <style:style style:name="P6" style:family="paragraph" style:parent-style-name="Standard">
      <style:paragraph-properties fo:break-before="page"/>
      <style:text-properties fo:font-size="14pt" fo:font-weight="bold" officeooo:rsid="00123cef" officeooo:paragraph-rsid="0012879c" style:font-size-asian="14pt" style:font-weight-asian="bold" style:font-size-complex="14pt" style:font-weight-complex="bold"/>
    </style:style>
    <style:style style:name="P7" style:family="paragraph" style:parent-style-name="Standard">
      <style:paragraph-properties fo:break-before="page"/>
      <style:text-properties fo:font-size="14pt" fo:font-weight="bold" officeooo:rsid="00123cef" officeooo:paragraph-rsid="001f0047" style:font-size-asian="14pt" style:font-weight-asian="bold" style:font-size-complex="14pt" style:font-weight-complex="bold"/>
    </style:style>
    <style:style style:name="P8" style:family="paragraph" style:parent-style-name="Standard">
      <style:text-properties fo:font-size="14pt" fo:font-weight="bold" officeooo:paragraph-rsid="001f0047" style:font-size-asian="14pt" style:font-weight-asian="bold" style:font-size-complex="14pt" style:font-weight-complex="bold"/>
    </style:style>
    <style:style style:name="P9" style:family="paragraph" style:parent-style-name="Standard">
      <style:text-properties fo:font-size="14pt" fo:font-weight="bold" officeooo:rsid="00235607" officeooo:paragraph-rsid="00235607" style:font-size-asian="14pt" style:font-weight-asian="bold" style:font-size-complex="14pt" style:font-weight-complex="bold"/>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officeooo:paragraph-rsid="001613c6"/>
    </style:style>
    <style:style style:name="P12" style:family="paragraph" style:parent-style-name="Standard">
      <style:text-properties officeooo:rsid="0017c1da" officeooo:paragraph-rsid="0017c1da"/>
    </style:style>
    <style:style style:name="P13" style:family="paragraph" style:parent-style-name="Standard">
      <style:text-properties officeooo:rsid="0017c1da" officeooo:paragraph-rsid="001184ec"/>
    </style:style>
    <style:style style:name="P14" style:family="paragraph" style:parent-style-name="Standard">
      <style:text-properties officeooo:rsid="0017c1da" officeooo:paragraph-rsid="001f0047"/>
    </style:style>
    <style:style style:name="P15" style:family="paragraph" style:parent-style-name="Standard">
      <style:text-properties officeooo:paragraph-rsid="0017db35"/>
    </style:style>
    <style:style style:name="P16" style:family="paragraph" style:parent-style-name="Standard">
      <style:paragraph-properties fo:break-before="page"/>
    </style:style>
    <style:style style:name="P17" style:family="paragraph" style:parent-style-name="Standard">
      <style:text-properties officeooo:rsid="001c0b4c" officeooo:paragraph-rsid="001c0b4c"/>
    </style:style>
    <style:style style:name="P18" style:family="paragraph" style:parent-style-name="Standard">
      <style:text-properties officeooo:rsid="001c0b4c" officeooo:paragraph-rsid="001ca6a3"/>
    </style:style>
    <style:style style:name="P19" style:family="paragraph" style:parent-style-name="Standard">
      <style:text-properties officeooo:rsid="00223487" officeooo:paragraph-rsid="00223487"/>
    </style:style>
    <style:style style:name="P20" style:family="paragraph" style:parent-style-name="Standard">
      <style:text-properties officeooo:rsid="00235607" officeooo:paragraph-rsid="00235607"/>
    </style:style>
    <style:style style:name="P21" style:family="paragraph" style:parent-style-name="Standard">
      <style:text-properties officeooo:rsid="00251fba" officeooo:paragraph-rsid="00251fba"/>
    </style:style>
    <style:style style:name="P22" style:family="paragraph" style:parent-style-name="Standard" style:list-style-name="L1">
      <style:text-properties officeooo:rsid="00223487" officeooo:paragraph-rsid="00223487"/>
    </style:style>
    <style:style style:name="P23" style:family="paragraph" style:parent-style-name="Standard" style:list-style-name="L2">
      <style:text-properties officeooo:paragraph-rsid="0017db35"/>
    </style:style>
    <style:style style:name="T1" style:family="text">
      <style:text-properties officeooo:rsid="000fed80"/>
    </style:style>
    <style:style style:name="T2" style:family="text">
      <style:text-properties officeooo:rsid="001184ec"/>
    </style:style>
    <style:style style:name="T3" style:family="text">
      <style:text-properties officeooo:rsid="00123cef"/>
    </style:style>
    <style:style style:name="T4" style:family="text">
      <style:text-properties officeooo:rsid="0012879c"/>
    </style:style>
    <style:style style:name="T5" style:family="text">
      <style:text-properties officeooo:rsid="0015068b"/>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5068b" style:font-size-asian="12pt" style:font-weight-asian="normal" style:font-size-complex="12pt" style:font-weight-complex="normal"/>
    </style:style>
    <style:style style:name="T8" style:family="text">
      <style:text-properties officeooo:rsid="001613c6"/>
    </style:style>
    <style:style style:name="T9" style:family="text">
      <style:text-properties officeooo:rsid="001ca6a3"/>
    </style:style>
    <style:style style:name="T10" style:family="text">
      <style:text-properties officeooo:rsid="001f0047"/>
    </style:style>
    <style:style style:name="T11" style:family="text">
      <style:text-properties officeooo:rsid="0026fedc"/>
    </style:style>
    <style:style style:name="T12" style:family="text">
      <style:text-properties officeooo:rsid="0027c65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istema Estatal Índices Alquiler de Vivienda </text:p>
      <text:p text:style-name="P2"><text:span text:style-name="T4">D</text:span>ocumento Metodología 2023_02_07 (web ministerio) </text:p>
      <text:p text:style-name="P1"/>
      <text:p text:style-name="P3"/>
      <text:p text:style-name="Standard"><text:span text:style-name="T7">Su objetivo es g</text:span><text:span text:style-name="T6">arantizar la transparencia y el conocimiento de la evolución del mercado del alquiler de viviendas </text:span><text:span text:style-name="T7">para s</text:span>ervir para la aplicación de políticas públicas que incrementen la oferta de vivienda asequible <text:span text:style-name="T5">y faciliten</text:span> el impulso de diferentes medidas de planificación en materia de vivienda y agenda urbana </text:p>
      <text:p text:style-name="P10"/>
      <text:p text:style-name="Standard">La información objeto de la explotación, tiene su origen en el modelo 100 del IRPF de los ejercicios</text:p>
      <text:p text:style-name="Standard">correspondientes a los años 2015, 2016, 2017, 2018, 2019, 2020 y 2021, y la información de la base de datos de la Dirección General del Catastro respecto a las características físicas de los inmuebles.</text:p>
      <text:p text:style-name="Standard"/>
      <text:p text:style-name="Standard">Ofrece información resumida a nivel de:</text:p>
      <text:p text:style-name="Standard"><text:span text:style-name="T8">S</text:span>ección censal, distrito censal, municipio, provincia, comunidad autonoma</text:p>
      <text:p text:style-name="P11">distinguiendo vivienda individual y vivienda colectiva, se usa</text:p>
      <text:p text:style-name="P11">Nº de viviendas, renta_m2, cuantía y superficie</text:p>
      <text:p text:style-name="P11">considerando en las 3 últimas la mediana y los percentiles q25 y q75.</text:p>
      <text:p text:style-name="P11"/>
      <text:p text:style-name="P11"><text:span text:style-name="T8">Es decir, l</text:span>os datos que ofrece en cada nivel son:</text:p>
      <text:p text:style-name="Standard">Número de testigos vivienda colectiva</text:p>
      <text:p text:style-name="Standard">Mediana renta por m2 vivienda colectiva</text:p>
      <text:p text:style-name="Standard">Intervalo percentiles 25 - 75 renta por m2 expresado [q25, q75] vivienda colectiva</text:p>
      <text:p text:style-name="Standard"/>
      <text:p text:style-name="Standard">Mediana renta vivienda colectiva</text:p>
      <text:p text:style-name="Standard">Intervalo percentiles 25 - 75 renta expresado [q25, q75] vivienda colectiva</text:p>
      <text:p text:style-name="Standard"/>
      <text:p text:style-name="Standard">Mediana superficie en m2 vivienda colectiva</text:p>
      <text:p text:style-name="Standard">Intervalo percentiles 25 - 75 superficie expresado [q25, q75] vivienda colectiva</text:p>
      <text:p text:style-name="Standard"/>
      <text:p text:style-name="Standard">Número de testigos vivienda unifamiliar</text:p>
      <text:p text:style-name="Standard">Mediana renta por m2 vivienda unifamiliar</text:p>
      <text:p text:style-name="Standard">Intervalo percentiles 25 - 75 renta por m2 expresado [q25, q75] vivienda unifamiliar</text:p>
      <text:p text:style-name="Standard"/>
      <text:p text:style-name="Standard">Mediana renta vivienda unifamiliar</text:p>
      <text:p text:style-name="Standard">Intervalo percentiles 25 - 75 renta expresado [q25, q75] vivienda unifamiliar</text:p>
      <text:p text:style-name="Standard"/>
      <text:p text:style-name="Standard">Mediana superficie en m2 vivienda unifamiliar</text:p>
      <text:p text:style-name="Standard">Intervalo percentiles 25 - 75 superficie expresado [q25, q75] vivienda unifamiliar</text:p>
      <text:p text:style-name="Standard"/>
      <text:p text:style-name="Standard"/>
      <text:p text:style-name="Standard">No tienen en cuenta los arrendamientos entre parientes.Lo deducen del modelo 100, no sé si solo por apellidos. Preguntar INE.</text:p>
      <text:p text:style-name="Standard"/>
      <text:p text:style-name="Standard">Entiendo que las viviendas alquiladas que no se recogen en modelo 100 (de empresas dedicadas al alquiler por ej) no se ven reflejadas en la estadística. <text:span text:style-name="T1">Preguntar INE</text:span></text:p>
      <text:p text:style-name="Standard"/>
      <text:p text:style-name="Standard">Para excluir el alquiler de bienes inmuebles con numerosas viviendas sin división horizontal (donde se desconoce a qué viviendas y superficies asignar y cómo desglosar el total de los alquileres declarados del bien inmueble), se han excluido aquellos bienes inmuebles cuya superficie construida es tres veces superior a la superficie de la finca catastral en la que se sitúan. </text:p>
      <text:p text:style-name="Standard"/>
      <text:p text:style-name="Standard"><text:soft-page-break/>Solo se ofrecen datos cuando en la unidad territorial pertinente tienen 10 o más viviendas alquiladas.</text:p>
      <text:p text:style-name="Standard"/>
      <text:p text:style-name="Standard">En la web del Ministerio hay una S<text:span text:style-name="T1">í</text:span>ntesis de los principales datos interesante como guion de explotaci<text:span text:style-name="T1">ó</text:span>n y exploración de los datos.</text:p>
      <text:p text:style-name="Standard"/>
      <text:p text:style-name="Standard"/>
      <text:p text:style-name="Standard"/>
      <text:p text:style-name="Standard"/>
      <text:p text:style-name="P5"/>
      <text:p text:style-name="P5"/>
      <text:p text:style-name="P7"><text:span text:style-name="T10">Valor Tasado de la Vivienda</text:span> <text:s text:c="4"/></text:p>
      <text:p text:style-name="P8"><text:span text:style-name="T4">D</text:span>el documento <text:span text:style-name="T10">Metodología Agosto 2017</text:span> (web <text:span text:style-name="T10">Ministerio</text:span>) </text:p>
      <text:p text:style-name="P14"/>
      <text:p text:style-name="P14"/>
      <text:p text:style-name="P14">La Estadística de Valor Tasado de la Vivienda persigue básicamente dos objetivos, por un lado medir la evolución de los precios <text:span text:style-name="T12">DE COMPRA</text:span> de la vivienda en el tiempo y, por otro, estimar el nivel de los mismos y de esta manera poder establecer comparaciones entre los valores medios de distintas tipologías de viviendas, así como desagregar ésta a nivel geográfico.</text:p>
      <text:p text:style-name="P14"/>
      <text:p text:style-name="P14">Para la elaboración de la estadística se utiliza como fuente de información los datos de los informes de tasación procedentes de las empresas tasadoras de inmuebles situados en España, y que pertenecen a la Asociación Española de Análisis del Valor (AEV).</text:p>
      <text:p text:style-name="P14"/>
      <text:p text:style-name="P14">La Estadística de Valor Tasado de Vivienda tiene como principal objetivo estimar, a lo largo del tiempo, el valor medio del m² de las viviendas en territorio nacional, mediante la elaboración de un valor medio trimestral.</text:p>
      <text:p text:style-name="P14"/>
      <text:p text:style-name="P14">Atendiendo al régimen de las viviendas, se clasifican estas en dos grupos heterogéneos, viviendas libres y de protección oficial. Es imprescindible realizar el tratamiento por separado en ambas tipologías, ya que la formación de los precios en cada caso es completamente diferente. </text:p>
      <text:p text:style-name="P14"/>
      <text:p text:style-name="P14">En segundo lugar, se clasifica la vivienda libre según su antigüedad, en viviendas de hasta 5 años de antigüedad y más de 5 años de antigüedad. Para ello, se utiliza la variable ‘año de construcción de la vivienda’. Es importante reseñar que esta clasificación aunque intuitivamente refleje la distinción entre vivienda “nueva y usada” no necesariamente es así, ya que puede haber viviendas de menos de 5 años que hayan sufrido una o varias transmisiones y, en cambio, puede haber viviendas de más de 5 años que aún no hayan sido transmitidas.</text:p>
      <text:p text:style-name="P14"/>
      <text:p text:style-name="P19">Los datos que ofrece son los siguientes:</text:p>
      <text:p text:style-name="P19">A nivel regional, provincial y municipio mayor de 25.000 habitantes.</text:p>
      <text:list xml:id="list37526339" text:style-name="L1">
        <text:list-item>
          <text:p text:style-name="P22">valor tasado medio de vivienda libre + distinguiendo por menos o más de 5 años de antigüedad</text:p>
        </text:list-item>
        <text:list-item>
          <text:p text:style-name="P22">valor tasado medio de la vivienda protegida</text:p>
        </text:list-item>
        <text:list-item>
          <text:p text:style-name="P22">Numero de tasaciones</text:p>
        </text:list-item>
      </text:list>
      <text:p text:style-name="P19"/>
      <text:p text:style-name="P20">También ofrece información sobre las características de las viviendas tasadas.</text:p>
      <text:p text:style-name="P14"/>
      <text:p text:style-name="P14"/>
      <text:p text:style-name="P20">La clasificación que usa en tamaños es:</text:p>
      <text:p text:style-name="P20">Unifamiliar 0-120-180-240-</text:p>
      <text:p text:style-name="P20">Colectiva 0-60-90-120-</text:p>
      <text:p text:style-name="P20"/>
      <text:p text:style-name="P21">La clasificación en antigüedad 0-5-25-</text:p>
      <text:p text:style-name="P9">La cl</text:p>
      <text:p text:style-name="P6">Índice de Precios de la Vivienda en Alquiler (IPVA) <text:s text:c="3"/></text:p>
      <text:p text:style-name="P2"><text:span text:style-name="T4">D</text:span>el documento Proyecto técnico Junio 2023 (web ine) <text:span text:style-name="T3">del </text:span></text:p>
      <text:p text:style-name="P13"/>
      <text:p text:style-name="P12"/>
      <text:p text:style-name="P12">Se basa en la misma fuente de información que la actividad Estadística Sistema Estatal de Indices de alquiler de vivienda al que le añaden información del catastro. Por tanto tiene los mismos filtros:</text:p>
      <text:p text:style-name="P12"/>
      <text:p text:style-name="P15">Los bienes inmuebles urbanos arrendados que no se hallen afectos a actividades económicas realizadas por el contribuyente, y además cuyo uso no sea exclusivamente de vivienda habitual del declarante, con los siguientes criterios: </text:p>
      <text:list xml:id="list2817864871" text:style-name="L2">
        <text:list-item>
          <text:p text:style-name="P23">1. Los titulares de los bienes inmuebles han declarado ingresos por arrendamiento.</text:p>
        </text:list-item>
        <text:list-item>
          <text:p text:style-name="P23">2. Inmuebles que estén destinados a vivienda habitual (Reducción por arrendamiento de inmuebles destinados a vivienda recogido en el modelo 100).</text:p>
        </text:list-item>
        <text:list-item>
          <text:p text:style-name="P23">3. Arrendamientos en los que no exista relación de parentesco entre el arrendador y el arrendatario (según dato recogido en el modelo 100).</text:p>
        </text:list-item>
        <text:list-item>
          <text:p text:style-name="P23">4. Para no considerar el caso de bienes inmuebles con numerosas viviendas sin división horizontal (donde se desconoce a qué viviendas y superficies asignar los alquileres declarados) se han excluido aquellos bienes inmuebles cuya superficie construida es tres veces superior a la superficie de la finca catastral en la que se sitúan.</text:p>
        </text:list-item>
        <text:list-item>
          <text:p text:style-name="P23">5. Los datos del bien inmueble sobre su titularidad y rentas generadas deben cumplir determinadas validaciones, de modo que no se consideren erróneos, sospechosos o muy atípicos.</text:p>
        </text:list-item>
        <text:list-item>
          <text:p text:style-name="P23">6. Se excluyen los bienes inmuebles sin asignación geográfica a partir de la referencia catastral </text:p>
        </text:list-item>
      </text:list>
      <text:p text:style-name="Standard"/>
      <text:p text:style-name="Standard"><text:span text:style-name="T2">En 2022 se publicaron datos de 2011 a 2020. </text:span>Por tratarse de una primera incursión en el sector del alquiler de vivienda se tuvieron en cuenta en el cálculo de los índices únicamente las viviendas alquiladas en años consecutivos. Es decir, para el cálculo de variaciones de precios del alquiler en un año determinado, las viviendas que intervenían eran las que habían estado alquiladas tanto ese año como el anterior . Dependiendo del año, las viviendas comunes suponen entre el 83 y el 90% del total de alquileres declarados. </text:p>
      <text:p text:style-name="Standard"/>
      <text:p text:style-name="Standard">A partir de la segunda publicación, referida al año 2021, ya se tienen en cuenta todas las viviendas por las que los declarantes han recibido ingresos en el año de referencia; por tanto, los resultados incluyen viviendas que ya estaban alquiladas en 2020 y que mantienen el mismo contrato, aquellas que estaban alquiladas en 2020 pero que han sufrido al menos un cambio de contrato en 2021, y una parte que se incorporaron al índice por primera vez, que no constaban como arrendadas en 2020. Para estas últimas, fue preciso desarrollar una metodología específica que permitiera estimar la evolución de sus precios, a pesar de no disponer de su valor en el año anterior. </text:p>
      <text:p text:style-name="Standard"/>
      <text:p text:style-name="Standard">Otra novedad relevante del IPVA es la publicación de la evolución de los precios distinguiendo entre los contratos ya existentes y los nuevos contratos, lo que permite hacer un análisis de ambos mercados por separado </text:p>
      <text:p text:style-name="Standard"/>
      <text:p text:style-name="Standard">Los índices publicados permiten obtener variaciones anuales de precios para distintos niveles de desagregación geográfica y según distintas características de las viviendas alquiladas. Así, se pueden establecer comparaciones de las evoluciones de los precios de alquiler en comunidades autónomas, provincias, y algunos municipios y distritos, y según distintas características de las viviendas en alquiler tales como la superficie o el tipo de edificación. Asimismo, como novedad, en la actualización de la publicación llevada a cabo en 2023, se ofrecen resultados por antigüedad del contrato de arrendamiento. </text:p>
      <text:p text:style-name="Standard"/>
      <text:p text:style-name="Standard"><text:soft-page-break/>Además, los datos del bien inmueble sobre su titularidad y rentas generadas deben cumplir determinadas validaciones, de modo que no se consideren erróneos, sospechosos o muy atípicos. En estas validaciones el INE ha establecido sus propios límites a las superficies permitidas (los mismos que se emplean en el IPV), también se han limitado los precios del alquiler por metro cuadrado, y se han eliminado las tipologías de viviendas correspondientes a viviendas y actividades económicas o servicios. Por último, se excluyen las viviendas cuyo precio de alquiler se haya reducido a más de la mitad o haya aumentado más del doble de un año a otro. Este último criterio puede propiciar, en algunos casos, la exclusión de viviendas cuya evolución haya sido la que aparece en los registros; sin embargo, es una forma de eliminar posibles errores y de excluir circunstancias como impagos, que no implican una bajada en el precio del alquiler. </text:p>
      <text:p text:style-name="Standard"/>
      <text:p text:style-name="Standard">La combinación de estos dos elementos para obtener el IPVA se realiza mediante la fórmula del índice de Paasche encadenado. </text:p>
      <text:p text:style-name="Standard"/>
      <text:p text:style-name="Standard">Este modelo, similar al utilizado en el IPV, tiene en cuenta la localización de la vivienda, sus características físicas tales como la superficie, tipología o año de construcción, así como la antigüedad del contrato de arrendamiento </text:p>
      <text:p text:style-name="Standard"/>
      <text:p text:style-name="P17">examinar en detalle el modelo.</text:p>
      <text:p text:style-name="P17"/>
      <text:p text:style-name="P17">Los datos que ofrece son:</text:p>
      <text:p text:style-name="P17">Por comunidades autonomas <text:span text:style-name="T9">y</text:span></text:p>
      <text:p text:style-name="P17">Por provincias.:</text:p>
      <text:p text:style-name="P18">Índice y variación. <text:span text:style-name="T9">X tipo edificación (total, individual, colectiva) </text:span></text:p>
      <text:p text:style-name="P18">Índice y variación. <text:span text:style-name="T9">X tamaño de vivienda (total, &lt;60, 60-75], 75-90], 90-120], 120-150], +150 ) </text:span></text:p>
      <text:p text:style-name="P18">Índice y variación. <text:span text:style-name="T9">X antigüedad de contrato (total, nuevo y existente)</text:span></text:p>
      <text:p text:style-name="P18"/>
      <text:p text:style-name="P17">Por municipios + 10,000 hab. Índice y variación.</text:p>
      <text:p text:style-name="P17">Por distritos de capitales de provincia. Índice y variación.</text:p>
      <text:p text:style-name="P17"/>
      <text:p text:style-name="P16"/>
      <text:p text:style-name="P16">Me gustaría plantear algunas dudas sobre la actividad estadística del Índice alquiler de vivienda.</text:p>
      <text:p text:style-name="Standard">En relación con el filtro que realizan sobre los alquileres entre personas con parentesco me gustaría conocer cuál es el método para conocer la existencia de parentesto entre arrendador y arrendatario.</text:p>
      <text:p text:style-name="Standard">En la metodología se cita "Los datos del bien inmueble sobre su titularidad y rentas generadas deben cumplir determinadas validaciones, de modo que no se consideren erróneos, sospechosos o muy atípicos." y me gustaría que informaran sobre cuáles son.</text:p>
      <text:p text:style-name="Standard"/>
      <text:p text:style-name="Standard">Por último, solo quería confirma<text:span text:style-name="T11">r</text:span> que en la estadística no se incluyen alquileres cuyo arrendador sea una empresa ya que solo recogen información de modelo 100.</text:p>
      <text:p text:style-name="Standard"/>
      <text:p text:style-name="Standard">Muchas graci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25T10:43:30.821000000</meta:creation-date>
    <dc:date>2023-09-04T10:38:39.912000000</dc:date>
    <meta:editing-duration>PT1H35M55S</meta:editing-duration>
    <meta:editing-cycles>17</meta:editing-cycles>
    <meta:generator>LibreOffice/7.2.1.2$Windows_X86_64 LibreOffice_project/87b77fad49947c1441b67c559c339af8f3517e22</meta:generator>
    <meta:document-statistic meta:table-count="0" meta:image-count="0" meta:object-count="0" meta:page-count="7" meta:paragraph-count="79" meta:word-count="1733" meta:character-count="10977" meta:non-whitespace-character-count="9306"/>
  </office:meta>
</office:document-meta>
</file>